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abelStone Tibetan" svg:font-family="'BabelStone Tibetan'" style:font-pitch="variable"/>
    <style:font-face style:name="BabelStone Tibetan Slim" svg:font-family="'BabelStone Tibetan Slim'" style:font-pitch="variable"/>
    <style:font-face style:name="Jomolhari" svg:font-family="Jomolhari" style:font-pitch="variable"/>
    <style:font-face style:name="Kailasa" svg:font-family="Kailasa"/>
    <style:font-face style:name="Kailasa1" svg:font-family="Kailasa" style:font-family-generic="system" style:font-pitch="variable"/>
    <style:font-face style:name="Kokonor" svg:font-family="Kokono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Tibetan" svg:font-family="'Noto Sans Tibetan'" style:font-family-generic="swiss" style:font-pitch="variable"/>
    <style:font-face style:name="Noto Serif Tibetan" svg:font-family="'Noto Serif Tibetan'" style:font-family-generic="roman" style:font-pitch="variable"/>
    <style:font-face style:name="Noto Tibetan" svg:font-family="'Noto Tibetan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 style:font-pitch="variable"/>
    <style:font-face style:name="Uchen" svg:font-family="Uchen" style:font-pitch="variable"/>
  </office:font-face-decls>
  <office:automatic-styles>
    <style:style style:name="P1" style:family="paragraph" style:parent-style-name="Standard">
      <style:text-properties officeooo:paragraph-rsid="000f0fcb"/>
    </style:style>
    <style:style style:name="P2" style:family="paragraph" style:parent-style-name="Standard">
      <style:text-properties officeooo:rsid="000f0fcb" officeooo:paragraph-rsid="000f0fcb"/>
    </style:style>
    <style:style style:name="P3" style:family="paragraph" style:parent-style-name="Standard">
      <style:text-properties style:font-name="Noto Mono" officeooo:paragraph-rsid="000f0fcb" style:font-name-complex="Noto Sans Tibetan"/>
    </style:style>
    <style:style style:name="P4" style:family="paragraph" style:parent-style-name="Standard">
      <style:text-properties style:font-name="Noto Mono" officeooo:rsid="000fa6ed" officeooo:paragraph-rsid="000fa6ed" style:font-name-complex="Noto Mono"/>
    </style:style>
    <style:style style:name="P5" style:family="paragraph" style:parent-style-name="Standard">
      <style:text-properties style:font-name="Noto Mono" officeooo:paragraph-rsid="0016d4ef" style:font-name-complex="Noto Serif Tibetan"/>
    </style:style>
    <style:style style:name="P6" style:family="paragraph" style:parent-style-name="Standard">
      <style:text-properties officeooo:rsid="000fa6ed" officeooo:paragraph-rsid="000fa6ed" style:font-name-complex="Noto Tibetan"/>
    </style:style>
    <style:style style:name="P7" style:family="paragraph" style:parent-style-name="Standard">
      <style:text-properties officeooo:paragraph-rsid="000f0fcb" style:font-name-complex="Noto Serif Tibetan"/>
    </style:style>
    <style:style style:name="P8" style:family="paragraph" style:parent-style-name="Standard">
      <style:text-properties officeooo:rsid="000fa6ed" officeooo:paragraph-rsid="000fa6ed" style:font-name-complex="Noto Serif Tibetan"/>
    </style:style>
    <style:style style:name="P9" style:family="paragraph" style:parent-style-name="Standard">
      <style:text-properties officeooo:paragraph-rsid="000f0fcb" style:font-name-complex="Uchen"/>
    </style:style>
    <style:style style:name="P10" style:family="paragraph" style:parent-style-name="Standard">
      <style:text-properties officeooo:paragraph-rsid="000fa6ed"/>
    </style:style>
    <style:style style:name="P11" style:family="paragraph" style:parent-style-name="Standard">
      <style:text-properties officeooo:paragraph-rsid="000f0fcb" style:font-name-complex="Jomolhari"/>
    </style:style>
    <style:style style:name="P12" style:family="paragraph" style:parent-style-name="Standard">
      <style:text-properties officeooo:rsid="000fa6ed" officeooo:paragraph-rsid="000fa6ed"/>
    </style:style>
    <style:style style:name="P13" style:family="paragraph" style:parent-style-name="Standard">
      <style:text-properties officeooo:rsid="0012f7ab" officeooo:paragraph-rsid="0012f7ab"/>
    </style:style>
    <style:style style:name="P14" style:family="paragraph" style:parent-style-name="Standard">
      <style:text-properties officeooo:paragraph-rsid="000fa6ed" style:font-name-complex="BabelStone Tibetan"/>
    </style:style>
    <style:style style:name="P15" style:family="paragraph" style:parent-style-name="Standard">
      <style:text-properties officeooo:paragraph-rsid="000fa6ed" style:font-name-complex="BabelStone Tibetan Slim"/>
    </style:style>
    <style:style style:name="P16" style:family="paragraph" style:parent-style-name="Standard">
      <style:text-properties officeooo:paragraph-rsid="00144b59"/>
    </style:style>
    <style:style style:name="P17" style:family="paragraph" style:parent-style-name="Standard">
      <style:text-properties officeooo:rsid="00144b59" officeooo:paragraph-rsid="00144b59"/>
    </style:style>
    <style:style style:name="P18" style:family="paragraph" style:parent-style-name="Standard">
      <style:text-properties officeooo:paragraph-rsid="00144b59" style:font-name-complex="Tibetan Machine Uni"/>
    </style:style>
    <style:style style:name="P19" style:family="paragraph" style:parent-style-name="Standard">
      <style:text-properties officeooo:rsid="000fa6ed" officeooo:paragraph-rsid="00184d47"/>
    </style:style>
    <style:style style:name="P20" style:family="paragraph" style:parent-style-name="Standard">
      <style:text-properties officeooo:rsid="000f0fcb" officeooo:paragraph-rsid="00184d47"/>
    </style:style>
    <style:style style:name="P21" style:family="paragraph" style:parent-style-name="Standard">
      <style:text-properties style:font-name="Noto Mono" officeooo:rsid="000fa6ed" officeooo:paragraph-rsid="00184d47" style:font-name-complex="Noto Mono"/>
    </style:style>
    <style:style style:name="P22" style:family="paragraph" style:parent-style-name="Standard">
      <style:text-properties officeooo:paragraph-rsid="00184d47"/>
    </style:style>
    <style:style style:name="P23" style:family="paragraph" style:parent-style-name="Standard">
      <style:text-properties officeooo:paragraph-rsid="00184d47" style:font-name-complex="Kokonor"/>
    </style:style>
    <style:style style:name="T1" style:family="text">
      <style:text-properties style:font-name="Noto Mono" style:font-name-complex="Noto Mono"/>
    </style:style>
    <style:style style:name="T2" style:family="text">
      <style:text-properties style:font-name="Noto Mono" officeooo:rsid="000fa6ed" style:font-name-complex="Noto Mono"/>
    </style:style>
    <style:style style:name="T3" style:family="text">
      <style:text-properties officeooo:rsid="00184d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0">Kailasa</text:p>
      <text:p text:style-name="P20"/>
      <text:p text:style-name="P22">ཨོཾ་ཨཱཿཧཱུྂ་བཛྲ་གུ་རུ་པདྨ་སིདྡྷི་ཧཱུྂ༔</text:p>
      <text:p text:style-name="P21"/>
      <text:p text:style-name="P20">K<text:span text:style-name="T3">okonor</text:span></text:p>
      <text:p text:style-name="P20"/>
      <text:p text:style-name="P23">ཨོཾ་ཨཱཿཧཱུྂ་བཛྲ་གུ་རུ་པདྨ་སིདྡྷི་ཧཱུྂ༔</text:p>
      <text:p text:style-name="P21"/>
      <text:p text:style-name="P19"><text:span text:style-name="T1">Noto Sans Tibetan</text:span></text:p>
      <text:p text:style-name="P3"/>
      <text:p text:style-name="P3">ཨོཾ་ཨཱཿཧཱུྂ་བཛྲ་གུ་རུ་པདྨ་སིདྡྷི་ཧཱུྂ༔</text:p>
      <text:p text:style-name="P6"/>
      <text:p text:style-name="P6">Noto Serif Tibetan</text:p>
      <text:p text:style-name="P7"/>
      <text:p text:style-name="P5">ཨོཾ་ཨཱཿཧཱུྂ་བཛྲ་གུ་རུ་པདྨ་སིདྡྷི་ཧཱུྂ༔</text:p>
      <text:p text:style-name="P8"/>
      <text:p text:style-name="P8">Uchen</text:p>
      <text:p text:style-name="P9"/>
      <text:p text:style-name="P9">ཨོཾ་ཨཱཿཧཱུྂ་བཛྲ་གུ་རུ་པདྨ་སིདྡྷི་ཧཱུྂ༔</text:p>
      <text:p text:style-name="P12"/>
      <text:p text:style-name="P12">Jomolhari</text:p>
      <text:p text:style-name="P11"/>
      <text:p text:style-name="P11">ཨོཾ་ཨཱཿཧཱུྂ་བཛྲ་གུ་རུ་པདྨ་སིདྡྷི་ཧཱུྂ༔</text:p>
      <text:p text:style-name="P1"/>
      <text:p text:style-name="P13">Babelstone Tibetan</text:p>
      <text:p text:style-name="P1"/>
      <text:p text:style-name="P14">ཨོཾ་ཨཱཿཧཱུྂ་བཛྲ་གུ་རུ་པདྨ་སིདྡྷི་ཧཱུྂ༔</text:p>
      <text:p text:style-name="P13">Babelstone Tibetan Slim</text:p>
      <text:p text:style-name="P10"/>
      <text:p text:style-name="P15">ཨོཾ་ཨཱཿཧཱུྂ་བཛྲ་གུ་རུ་པདྨ་སིདྡྷི་ཧཱུྂ༔</text:p>
      <text:p text:style-name="P10"/>
      <text:p text:style-name="P17">Tibetan Machine Uni</text:p>
      <text:p text:style-name="P16"/>
      <text:p text:style-name="P18">ཨོཾ་ཨཱཿཧཱུྂ་བཛྲ་གུ་རུ་པདྨ་སིདྡྷི་ཧཱུྂ༔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abelStone Tibetan" svg:font-family="'BabelStone Tibetan'" style:font-pitch="variable"/>
    <style:font-face style:name="BabelStone Tibetan Slim" svg:font-family="'BabelStone Tibetan Slim'" style:font-pitch="variable"/>
    <style:font-face style:name="Jomolhari" svg:font-family="Jomolhari" style:font-pitch="variable"/>
    <style:font-face style:name="Kailasa" svg:font-family="Kailasa"/>
    <style:font-face style:name="Kailasa1" svg:font-family="Kailasa" style:font-family-generic="system" style:font-pitch="variable"/>
    <style:font-face style:name="Kokonor" svg:font-family="Kokono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Tibetan" svg:font-family="'Noto Sans Tibetan'" style:font-family-generic="swiss" style:font-pitch="variable"/>
    <style:font-face style:name="Noto Serif Tibetan" svg:font-family="'Noto Serif Tibetan'" style:font-family-generic="roman" style:font-pitch="variable"/>
    <style:font-face style:name="Noto Tibetan" svg:font-family="'Noto Tibetan'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betan Machine Uni" svg:font-family="'Tibetan Machine Uni'" style:font-pitch="variable"/>
    <style:font-face style:name="Uchen" svg:font-family="Uche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Kailasa1" style:font-size-complex="12pt" style:language-complex="bo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Kailasa1" style:font-size-complex="12pt" style:language-complex="bo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Kailasa1" style:font-family-complex="Kailas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ailasa" style:font-family-complex="Kailas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ailasa" style:font-family-complex="Kailas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Kailasa" style:font-family-complex="Kailasa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9T16:19:50.256164180</meta:creation-date>
    <dc:date>2022-05-21T08:11:08.756122332</dc:date>
    <meta:editing-duration>PT26M24S</meta:editing-duration>
    <meta:editing-cycles>7</meta:editing-cycles>
    <meta:generator>LibreOffice/7.3.3.2$MacOSX_AARCH64 LibreOffice_project/d1d0ea68f081ee2800a922cac8f79445e4603348</meta:generator>
    <meta:document-statistic meta:table-count="0" meta:image-count="0" meta:object-count="0" meta:page-count="1" meta:paragraph-count="19" meta:word-count="162" meta:character-count="304" meta:non-whitespace-character-count="294"/>
  </office:meta>
</office:document-meta>
</file>